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ry </text:p>
          </table:table-cell>
          <table:table-cell office:value-type="string" calcext:value-type="string">
            <text:p>Free health care </text:p>
          </table:table-cell>
          <table:table-cell office:value-type="string" calcext:value-type="string">
            <text:p>Universal health care </text:p>
          </table:table-cell>
        </table:table-row>
        <table:table-row table:style-name="ro1">
          <table:table-cell office:value-type="string" calcext:value-type="string">
            <text:p>Alban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Alger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Andorr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Antigua and Barbud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Argentin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Austral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ahama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ahrai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arbado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elaru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elgium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hut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oliv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osnia and Herzegovin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otswan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razil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runei Darussalam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ulgar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urkina Faso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anad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hin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olomb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ook Island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osta Ric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roat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ub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ypru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Czech Republic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Ecuador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Eritre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Fiji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Finland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France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Gabo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German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Greece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Guernse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Guyan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Hong Kong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Hungar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Iceland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Ir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Isle of M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Israel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Jamaic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Jap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Jerse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Kazakhst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Kiribati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Kuwait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Latv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Liechtenstei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Lithuan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Luxembourg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acau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acedon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alays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aldive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alt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auritiu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exico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oldov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onaco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Montenegro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amib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auru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etherland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ew Zealand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iue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orth Kore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Om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Pakist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Palau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Panam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Paragua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Peru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Poland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Qatar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Roman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Rwand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aint Luc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aint Vincent and the Grenadine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amo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audi Arab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erb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eychelle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ingapore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lovak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loven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outh Kore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ri Lank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Switzerland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aiw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imor-Leste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ong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rinidad and Tobago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unis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urke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Tuvalu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Ukraine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United Arab Emirates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Uruguay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Uzbekistan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Vanuatu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Venezuel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Zambia </text:p>
          </table:table-cell>
          <table:table-cell table:number-columns-repeated="2"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Belize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Ghana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Azerbaijan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angladesh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enin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abo Verde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entral African Republic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ongo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ôte d'Ivoire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Democratic Republic of the Congo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Djibouti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Egypt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El Salvador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Equatorial Guine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Ethiopi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Guatemal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Honduras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Indi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Ireland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Kyrgyzstan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Laos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Lesotho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Liby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adagascar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alawi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ongoli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orocco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yanmar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Nepal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Nicaragu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Papua New Guine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Philippines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ão Tomé and Príncipe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olomon Islands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outh Afric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waziland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Tanzani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Togo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Uganda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Viet Nam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Yemen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Afghanista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Angol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Burundi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ambod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ameroo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had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Comoros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Dominic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Dominican Republic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Gamb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Grenad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Guine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Guinea-Bissau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Haiti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Indones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Iraq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Jorda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Keny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Lebano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Liber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ali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arshall Islands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auritan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icrones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Mozambique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Niger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Niger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aint Kitts and Nevis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enegal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ierra Leone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omalia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outh Suda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uda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uriname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Syrian Arab Republic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Tajikista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Turkmenistan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United States </text:p>
          </table:table-cell>
          <table:table-cell table:number-columns-repeated="2" office:value-type="string" calcext:value-type="string">
            <text:p>No </text:p>
          </table:table-cell>
        </table:table-row>
        <table:table-row table:style-name="ro1">
          <table:table-cell office:value-type="string" calcext:value-type="string">
            <text:p>Zimbabwe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Sheet1.A1:Sheet1.C202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DH </meta:initial-creator>
    <meta:creation-date>2018-09-27T09:43:38.512934651</meta:creation-date>
    <dc:date>2018-09-27T09:51:33.343369590</dc:date>
    <dc:creator>BDH </dc:creator>
    <meta:editing-duration>PT7M55S</meta:editing-duration>
    <meta:editing-cycles>1</meta:editing-cycles>
    <meta:generator>LibreOffice/5.2.7.2$Linux_X86_64 LibreOffice_project/20m0$Build-2</meta:generator>
    <meta:document-statistic meta:table-count="1" meta:cell-count="606" meta:object-count="0"/>
  </office:meta>
</office:document-meta>
</file>